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6607"/>
    </style:style>
    <style:style style:name="P2" style:family="paragraph" style:parent-style-name="Standard">
      <style:text-properties officeooo:rsid="00160dd3" officeooo:paragraph-rsid="00160dd3"/>
    </style:style>
    <style:style style:name="P3" style:family="paragraph" style:parent-style-name="Standard">
      <style:text-properties officeooo:rsid="001628e4" officeooo:paragraph-rsid="001628e4"/>
    </style:style>
    <style:style style:name="T1" style:family="text">
      <style:text-properties officeooo:rsid="001d78a2"/>
    </style:style>
    <style:style style:name="T2" style:family="text">
      <style:text-properties officeooo:rsid="00146607"/>
    </style:style>
    <style:style style:name="T3" style:family="text">
      <style:text-properties officeooo:rsid="00152073"/>
    </style:style>
    <style:style style:name="T4" style:family="text">
      <style:text-properties officeooo:rsid="000014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Shah</text:p>
      <text:p text:style-name="P1">EN.695.741.81.SP25 Information Assurance Analysis</text:p>
      <text:p text:style-name="P1">Mod <text:span text:style-name="T1">3</text:span> <text:span text:style-name="T2">Lab </text:span><text:span text:style-name="T3">BGP</text:span></text:p>
      <text:p text:style-name="P1"><text:span text:style-name="T4">February </text:span><text:span text:style-name="T1">10</text:span>, 2025</text:p>
      <text:p text:style-name="P1"/>
      <text:p text:style-name="P2">Task 1.a.1 </text:p>
      <text:p text:style-name="P2">AS-155 peers with 10.102.0.2 as 2, 10.102.0.4 as 4, and 10.102.0.156 as 156</text:p>
      <text:p text:style-name="P2"/>
      <text:p text:style-name="P2">Task 1.a.2</text:p>
      <text:p text:style-name="P2">By disabling u_as2 using “$ birdc disable u_as2” , the route changes when displaying “$ ip route”</text:p>
      <text:p text:style-name="P2"/>
      <text:p text:style-name="P2">screenshot 1 and 2</text:p>
      <text:p text:style-name="P2"/>
      <text:p text:style-name="P2">Task 1.b</text:p>
      <text:p text:style-name="P2"/>
      <text:p text:style-name="P2">After capturing packets on router 150, I disabled and reenabled routes on router 156, the captured packets show new path lists, and withdrawn routes as bgo packets.</text:p>
      <text:p text:style-name="P2"/>
      <text:p text:style-name="P2">Screenshots 3 and 4</text:p>
      <text:p text:style-name="P2"/>
      <text:p text:style-name="P3">Task 1.c</text:p>
      <text:p text:style-name="P3">Editing the /etc/bird/bird.conf files to change from peer to provider allows traffic to route again on router 155.</text:p>
      <text:p text:style-name="P3"/>
      <text:p text:style-name="P3">screenshot 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0T13:41:24.726105000</meta:creation-date>
    <dc:date>2025-02-11T18:49:59.594590000</dc:date>
    <meta:editing-duration>PT56M55S</meta:editing-duration>
    <meta:editing-cycles>4</meta:editing-cycles>
    <meta:generator>LibreOffice/25.2.0.3$MacOSX_AARCH64 LibreOffice_project/e1cf4a87eb02d755bce1a01209907ea5ddc8f069</meta:generator>
    <meta:document-statistic meta:table-count="0" meta:image-count="0" meta:object-count="0" meta:page-count="1" meta:paragraph-count="15" meta:word-count="106" meta:character-count="624" meta:non-whitespace-character-count="532"/>
  </office:meta>
</office:document-meta>
</file>